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550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l 15/4/15, Francisco Javier Pérez Ureña &lt;</text:span><text:a xlink:type="simple" xlink:href="https://mail.google.com/mail/u/0/h/1pk0rlcyskmz1/?&amp;cs=wh&amp;v=b&amp;to=paco684@gmail.com" text:style-name="Internet_20_link" text:visited-style-name="Visited_20_Internet_20_Link">paco684@gmail.com</text:a><text:span text:style-name="T1">&gt; escribió:<text:line-break/>&gt;&gt; &gt; Buenas tardes Juan.<text:line-break/>&gt;&gt; &gt;<text:line-break/>&gt;&gt; &gt; Me pongo en contacto con usted porque he visto por internet una<text:line-break/>&gt;&gt; &gt; plumilla<text:line-break/>&gt;&gt; &gt; del Monasterio de la Cartuja de Granada, me gustaría adquirirla (si no<text:line-break/>&gt;&gt; está<text:line-break/>&gt;&gt; &gt; vendida todavía) porque me gustaría utilizarla como portada de un misal<text:line-break/>&gt;&gt; &gt; para una boda.<text:line-break/>&gt;&gt; &gt;<text:line-break/>&gt;&gt; &gt; Igualmente también me gustaría saber el coste que tendría realizar una<text:line-break/>&gt;&gt; &gt; plumilla del Palacio de Quinta Alegre (en avenida de Cervantes), le<text:line-break/>&gt;&gt; adjunto<text:line-break/>&gt;&gt; &gt; foto del Palacio en cuestión.<text:line-break/>&gt;&gt; &gt;<text:line-break/>&gt;&gt; &gt; Muchas gracias.<text:line-break/>&gt;&gt; &gt;<text:line-break/>&gt;&gt; &gt; Un salud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8:30:41.191000000</meta:creation-date>
    <dc:date>2015-04-16T18:32:05.555000000</dc:date>
    <meta:editing-duration>PT1M25S</meta:editing-duration>
    <meta:editing-cycles>1</meta:editing-cycles>
    <meta:document-statistic meta:table-count="0" meta:image-count="0" meta:object-count="0" meta:page-count="1" meta:paragraph-count="1" meta:word-count="115" meta:character-count="612" meta:non-whitespace-character-count="497"/>
    <meta:generator>LibreOffice/4.3.5.2$Windows_x86 LibreOffice_project/3a87456aaa6a95c63eea1c1b3201acedf0751bd5</meta:generator>
  </office:meta>
</office:document-meta>
</file>